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69ea" officeooo:paragraph-rsid="000769ea"/>
    </style:style>
    <style:style style:name="P2" style:family="paragraph" style:parent-style-name="Heading_20_1">
      <style:text-properties officeooo:rsid="000769ea" officeooo:paragraph-rsid="000769ea"/>
    </style:style>
    <style:style style:name="P3" style:family="paragraph" style:parent-style-name="Text_20_body">
      <style:text-properties officeooo:rsid="000769ea" officeooo:paragraph-rsid="000769ea"/>
    </style:style>
    <style:style style:name="P4" style:family="paragraph" style:parent-style-name="Text_20_body" style:list-style-name="L1">
      <style:text-properties officeooo:rsid="000aeabb" officeooo:paragraph-rsid="000aeabb"/>
    </style:style>
    <style:style style:name="P5" style:family="paragraph" style:parent-style-name="Text_20_body" style:list-style-name="L1">
      <style:text-properties officeooo:rsid="000af93f" officeooo:paragraph-rsid="000af93f"/>
    </style:style>
    <style:style style:name="P6" style:family="paragraph" style:parent-style-name="Text_20_body" style:list-style-name="L2">
      <style:text-properties officeooo:rsid="000aeabb" officeooo:paragraph-rsid="000aeabb"/>
    </style:style>
    <style:style style:name="P7" style:family="paragraph" style:parent-style-name="Text_20_body" style:list-style-name="L2">
      <style:text-properties officeooo:rsid="00128459" officeooo:paragraph-rsid="00128459"/>
    </style:style>
    <style:style style:name="P8" style:family="paragraph" style:parent-style-name="Heading_20_1">
      <style:text-properties officeooo:rsid="0008f25d" officeooo:paragraph-rsid="0008f25d"/>
    </style:style>
    <style:style style:name="P9" style:family="paragraph" style:parent-style-name="Heading_20_2">
      <style:text-properties officeooo:rsid="0008f25d" officeooo:paragraph-rsid="0008f25d"/>
    </style:style>
    <style:style style:name="P10" style:family="paragraph" style:parent-style-name="Text_20_body">
      <style:text-properties officeooo:rsid="0008f25d" officeooo:paragraph-rsid="0008f25d"/>
    </style:style>
    <style:style style:name="P11" style:family="paragraph" style:parent-style-name="Text_20_body">
      <style:text-properties officeooo:rsid="0008f25d" officeooo:paragraph-rsid="001471dc"/>
    </style:style>
    <style:style style:name="P12" style:family="paragraph" style:parent-style-name="Heading_20_1">
      <style:text-properties officeooo:rsid="000999de" officeooo:paragraph-rsid="000999de"/>
    </style:style>
    <style:style style:name="P13" style:family="paragraph" style:parent-style-name="Heading_20_2">
      <style:text-properties officeooo:rsid="00100ec4" officeooo:paragraph-rsid="00100ec4"/>
    </style:style>
    <style:style style:name="P14" style:family="paragraph" style:parent-style-name="Text_20_body">
      <style:text-properties officeooo:rsid="00100ec4" officeooo:paragraph-rsid="00100ec4"/>
    </style:style>
    <style:style style:name="P15" style:family="paragraph" style:parent-style-name="Text_20_body">
      <style:text-properties officeooo:rsid="001ca2d3" officeooo:paragraph-rsid="001ca2d3"/>
    </style:style>
    <style:style style:name="P16" style:family="paragraph" style:parent-style-name="Heading_20_2">
      <style:text-properties officeooo:rsid="000c4358" officeooo:paragraph-rsid="000c4358"/>
    </style:style>
    <style:style style:name="P17" style:family="paragraph" style:parent-style-name="Text_20_body">
      <style:text-properties officeooo:rsid="000999de" officeooo:paragraph-rsid="000999de"/>
    </style:style>
    <style:style style:name="P18" style:family="paragraph" style:parent-style-name="Heading_20_2">
      <style:text-properties officeooo:rsid="000e4b82" officeooo:paragraph-rsid="000e4b82"/>
    </style:style>
    <style:style style:name="P19" style:family="paragraph" style:parent-style-name="Text_20_body">
      <style:text-properties officeooo:rsid="000999de" officeooo:paragraph-rsid="000e4b82"/>
    </style:style>
    <style:style style:name="P20" style:family="paragraph" style:parent-style-name="Text_20_body">
      <style:text-properties officeooo:paragraph-rsid="000e4b82"/>
    </style:style>
    <style:style style:name="T1" style:family="text">
      <style:text-properties officeooo:rsid="0017a2e8"/>
    </style:style>
    <style:style style:name="T2" style:family="text">
      <style:text-properties officeooo:rsid="0019184e"/>
    </style:style>
    <style:style style:name="T3" style:family="text">
      <style:text-properties officeooo:rsid="001471dc"/>
    </style:style>
    <style:style style:name="T4" style:family="text">
      <style:text-properties officeooo:rsid="000e34e2"/>
    </style:style>
    <style:style style:name="T5" style:family="text">
      <style:text-properties officeooo:rsid="001668d3"/>
    </style:style>
    <style:style style:name="T6" style:family="text">
      <style:text-properties officeooo:rsid="000a7b29"/>
    </style:style>
    <style:style style:name="T7" style:family="text">
      <style:text-properties officeooo:rsid="000ccfea"/>
    </style:style>
    <style:style style:name="T8" style:family="text">
      <style:text-properties officeooo:rsid="0010c71c"/>
    </style:style>
    <style:style style:name="T9" style:family="text">
      <style:text-properties officeooo:rsid="000e4b82"/>
    </style:style>
    <style:style style:name="T10" style:family="text">
      <style:text-properties officeooo:rsid="000e88eb"/>
    </style:style>
    <style:style style:name="T11" style:family="text">
      <style:text-properties officeooo:rsid="000999de"/>
    </style:style>
    <style:style style:name="T12" style:family="text">
      <style:text-properties officeooo:rsid="00100e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Prepare For Date Game<text:line-break/><text:span text:style-name="T1">Tale of Two Bulls</text:span></text:p>
      <text:h text:style-name="P2" text:outline-level="1">Overview</text:h>
      <text:p text:style-name="P3"><text:span text:style-name="T2">Barnaby</text:span>, the POV character, must prepare for a date.</text:p>
      <text:list text:style-name="L1">
        <text:list-item>
          <text:p text:style-name="P4">Routine</text:p>
        </text:list-item>
        <text:list-item>
          <text:p text:style-name="P5">Buy at supermarket</text:p>
        </text:list-item>
      </text:list>
      <text:list text:style-name="L2">
        <text:list-item>
          <text:p text:style-name="P6">Prepare the food</text:p>
        </text:list-item>
        <text:list-item>
          <text:p text:style-name="P7">Have date</text:p>
        </text:list-item>
      </text:list>
      <text:h text:style-name="P8" text:outline-level="1">Characters</text:h>
      <text:h text:style-name="P9" text:outline-level="2">You: <text:span text:style-name="T2">Barnaby</text:span></text:h>
      <text:p text:style-name="P10">The main character, a <text:span text:style-name="T3">male anthro</text:span> <text:span text:style-name="T4">walrus </text:span><text:span text:style-name="T5">bull</text:span><text:span text:style-name="T4">.</text:span></text:p>
      <text:h text:style-name="P9" text:outline-level="2">Date: Alphonso</text:h>
      <text:p text:style-name="P11">The one you date, <text:span text:style-name="T6">a </text:span><text:span text:style-name="T3">male anthro </text:span><text:span text:style-name="T5">cattle</text:span><text:span text:style-name="T6"> </text:span><text:span text:style-name="T7">bull.</text:span></text:p>
      <text:h text:style-name="P12" text:outline-level="1">Outline</text:h>
      <text:h text:style-name="P13" text:outline-level="2">Day -3 – <text:span text:style-name="T8">Night</text:span></text:h>
      <text:p text:style-name="P14">On the night of Day -3 you receive a text from Alphonso: "Hey! Remember our date! It's in 3 days!"</text:p>
      <text:p text:style-name="P15">You go to sleep.</text:p>
      <text:h text:style-name="P16" text:outline-level="2">Day -<text:span text:style-name="T9">2</text:span></text:h>
      <text:p text:style-name="P17">You wake up, eat a standard breakfast of herring, and brush your teeth with your tusk brush.</text:p>
      <text:p text:style-name="P17"/>
      <text:h text:style-name="P18" text:outline-level="2">Day -1</text:h>
      <text:p text:style-name="P19">You wake up early. You <text:span text:style-name="T10">opt for a light</text:span> breakfast to save room for the tasting later. You wash your face twice to make sure your whiskers are perfect.</text:p>
      <text:h text:style-name="P18" text:outline-level="2">Day J</text:h>
      <text:p text:style-name="P20"><text:span text:style-name="T10">You eat breakfast, a bit anxious</text:span><text:span text:style-name="T11">. You </text:span><text:span text:style-name="T12">meticulously</text:span><text:span text:style-name="T11"> </text:span><text:span text:style-name="T12">polish</text:span><text:span text:style-name="T11"> your tusks in the mirr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3cm" fo:margin-bottom="0.199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6cm" fo:margin-top="0.199cm" fo:margin-bottom="0.199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0:50:49.867094400</meta:creation-date>
    <dc:date>2026-02-13T13:56:48.690921700</dc:date>
    <meta:editing-duration>PT57M52S</meta:editing-duration>
    <meta:editing-cycles>23</meta:editing-cycles>
    <meta:generator>LibreOffice/25.8.4.2$Windows_X86_64 LibreOffice_project/290daaa01b999472f0c7a3890eb6a550fd74c6df</meta:generator>
    <meta:print-date>2026-02-12T11:44:08.709479700</meta:print-date>
    <meta:printed-by>PDF files</meta:printed-by>
    <meta:document-statistic meta:table-count="0" meta:image-count="0" meta:object-count="0" meta:page-count="1" meta:paragraph-count="22" meta:word-count="148" meta:character-count="760" meta:non-whitespace-character-count="637"/>
  </office:meta>
</office:document-meta>
</file>